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OMEGA</text:p>
          </table:table-cell>
          <table:table-cell office:value-type="string">
            <text:p>U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ooc:=2*3.14*[.A2]" office:value-type="float" office:value="0">
            <text:p>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ooc:=2*3.14*[.A3]" office:value-type="float" office:value="125.6">
            <text:p>125,6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ooc:=2*3.14*[.A4]" office:value-type="float" office:value="251.2">
            <text:p>251,2</text:p>
          </table:table-cell>
          <table:table-cell office:value-type="float" office:value="0.62">
            <text:p>0,62</text:p>
          </table:table-cell>
          <table:table-cell>
            <draw:frame table:end-cell-address="Feuille1.M30" table:end-x="1.244cm" table:end-y="0.293cm" draw:z-index="0" svg:width="19.787cm" svg:height="11.715cm" svg:x="1.779cm" svg:y="0.32cm">
              <draw:object draw:notify-on-update-of-ranges="Feuille1.B1:Feuille1.C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ooc:=2*3.14*[.A5]" office:value-type="float" office:value="376.8">
            <text:p>376,8</text:p>
          </table:table-cell>
          <table:table-cell office:value-type="float" office:value="0.99">
            <text:p>0,9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ooc:=2*3.14*[.A6]" office:value-type="float" office:value="502.4">
            <text:p>502,4</text:p>
          </table:table-cell>
          <table:table-cell office:value-type="float" office:value="1.37">
            <text:p>1,3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ooc:=2*3.14*[.A7]" office:value-type="float" office:value="628">
            <text:p>628</text:p>
          </table:table-cell>
          <table:table-cell office:value-type="float" office:value="1.75">
            <text:p>1,7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ooc:=2*3.14*[.A8]" office:value-type="float" office:value="753.6">
            <text:p>753,6</text:p>
          </table:table-cell>
          <table:table-cell office:value-type="float" office:value="2.18">
            <text:p>2,18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ooc:=2*3.14*[.A9]" office:value-type="float" office:value="879.2">
            <text:p>879,2</text:p>
          </table:table-cell>
          <table:table-cell office:value-type="float" office:value="2.61">
            <text:p>2,6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ooc:=2*3.14*[.A10]" office:value-type="float" office:value="1004.8">
            <text:p>1004,8</text:p>
          </table:table-cell>
          <table:table-cell office:value-type="float" office:value="3.08">
            <text:p>3,08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ooc:=2*3.14*[.A11]" office:value-type="float" office:value="1130.4">
            <text:p>1130,4</text:p>
          </table:table-cell>
          <table:table-cell office:value-type="float" office:value="3.5">
            <text:p>3,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ooc:=2*3.14*[.A12]" office:value-type="float" office:value="1256">
            <text:p>125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ooc:=2*3.14*[.A13]" office:value-type="float" office:value="1381.6">
            <text:p>1381,6</text:p>
          </table:table-cell>
          <table:table-cell office:value-type="float" office:value="4.44">
            <text:p>4,44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ooc:=2*3.14*[.A14]" office:value-type="float" office:value="1507.2">
            <text:p>1507,2</text:p>
          </table:table-cell>
          <table:table-cell office:value-type="float" office:value="4.88">
            <text:p>4,88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ooc:=2*3.14*[.A15]" office:value-type="float" office:value="1632.8">
            <text:p>1632,8</text:p>
          </table:table-cell>
          <table:table-cell office:value-type="float" office:value="5.28">
            <text:p>5,28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ooc:=2*3.14*[.A16]" office:value-type="float" office:value="1758.4">
            <text:p>1758,4</text:p>
          </table:table-cell>
          <table:table-cell office:value-type="float" office:value="5.74">
            <text:p>5,74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ooc:=2*3.14*[.A17]" office:value-type="float" office:value="1884">
            <text:p>1884</text:p>
          </table:table-cell>
          <table:table-cell office:value-type="float" office:value="6.22">
            <text:p>6,22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ooc:=2*3.14*[.A18]" office:value-type="float" office:value="2009.6">
            <text:p>2009,6</text:p>
          </table:table-cell>
          <table:table-cell office:value-type="float" office:value="6.65">
            <text:p>6,65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ooc:=2*3.14*[.A19]" office:value-type="float" office:value="2135.2">
            <text:p>2135,2</text:p>
          </table:table-cell>
          <table:table-cell office:value-type="float" office:value="7.13">
            <text:p>7,13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ooc:=2*3.14*[.A20]" office:value-type="float" office:value="2260.8">
            <text:p>2260,8</text:p>
          </table:table-cell>
          <table:table-cell office:value-type="float" office:value="7.54">
            <text:p>7,54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ooc:=2*3.14*[.A21]" office:value-type="float" office:value="2386.4">
            <text:p>2386,4</text:p>
          </table:table-cell>
          <table:table-cell office:value-type="float" office:value="7.91">
            <text:p>7,91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ooc:=2*3.14*[.A22]" office:value-type="float" office:value="2512">
            <text:p>2512</text:p>
          </table:table-cell>
          <table:table-cell office:value-type="float" office:value="8.4">
            <text:p>8,4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07">07/06/2006</text:date>, <text:time>12:2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Vincent</meta:initial-creator>
    <meta:creation-date>2006-06-07T12:22:53</meta:creation-date>
    <dc:creator>Vincent</dc:creator>
    <dc:date>2006-06-07T12:28:55</dc:date>
    <dc:language>fr-FR</dc:language>
    <meta:editing-cycles>2</meta:editing-cycles>
    <meta:editing-duration>PT6M2S</meta:editing-duration>
    <meta:user-defined meta:name="Info 1"/>
    <meta:user-defined meta:name="Info 2"/>
    <meta:user-defined meta:name="Info 3"/>
    <meta:user-defined meta:name="Info 4"/>
    <meta:document-statistic meta:table-count="3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1.7999992370605pt" style:font-family-asian="'Arial Unicode MS'" style:font-pitch-asian="variable" style:font-size-asian="21.7999992370605pt" style:font-family-complex="Tahoma" style:font-pitch-complex="variable" style:font-size-complex="21.7999992370605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Arial Unicode MS'" style:font-pitch-asian="variable" style:font-size-asian="11.6999998092651pt" style:font-family-complex="Tahoma" style:font-pitch-complex="variable" style:font-size-complex="11.6999998092651pt"/>
    </style:style>
    <style:style style:name="ch5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999998092651pt" style:font-family-asian="'Arial Unicode MS'" style:font-pitch-asian="variable" style:font-size-asian="11.6999998092651pt" style:font-family-complex="Tahoma" style:font-pitch-complex="variable" style:font-size-complex="11.6999998092651pt"/>
    </style:style>
    <style:style style:name="ch6" style:family="chart">
      <style:graphic-properties draw:stroke="none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10pt" style:font-family-asian="'Arial Unicode MS'" style:font-pitch-asian="variable" style:font-size-asian="10pt" style:font-family-complex="Tahoma" style:font-pitch-complex="variable" style:font-size-complex="10pt"/>
    </style:style>
    <style:style style:name="ch8" style:family="chart">
      <style:graphic-properties draw:stroke="none" draw:fill="none" draw:fill-color="#d9d9d9" draw:fill-image-width="0cm" draw:fill-image-height="0cm"/>
    </style:style>
    <style:style style:name="ch9" style:family="chart">
      <style:graphic-properties draw:stroke="none" draw:fill-color="#999999"/>
    </style:style>
  </office:automatic-styles>
  <office:body>
    <office:chart>
      <chart:chart svg:width="19.788cm" svg:height="11.716cm" chart:class="chart:scatter" chart:style-name="ch1">
        <chart:title svg:x="8.756cm" svg:y="0.234cm" chart:style-name="ch2">
          <text:p>E=f(ω)</text:p>
        </chart:title>
        <chart:plot-area chart:style-name="ch3" table:cell-range-address="Feuille1.$B$1:.$C$22" chart:data-source-has-labels="row" chart:table-number-list="0" svg:x="0.394cm" svg:y="1.553cm" svg:width="19cm" svg:height="9.929cm">
          <chart:axis chart:dimension="x" chart:name="primary-x" chart:style-name="ch4">
            <chart:categories table:cell-range-address="local-table.A2:.A22"/>
          </chart:axis>
          <chart:axis chart:dimension="y" chart:name="primary-y" chart:style-name="ch5">
            <chart:grid chart:style-name="ch6" chart:class="major"/>
          </chart:axis>
          <chart:series chart:style-name="ch7">
            <chart:domain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</text:p>
              </table:table-cell>
              <table:table-cell office:value-type="string">
                <text:p>U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125.6">
                <text:p>125.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igne 4</text:p>
              </table:table-cell>
              <table:table-cell office:value-type="float" office:value="251.2">
                <text:p>251.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Ligne 5</text:p>
              </table:table-cell>
              <table:table-cell office:value-type="float" office:value="376.8">
                <text:p>376.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Ligne 6</text:p>
              </table:table-cell>
              <table:table-cell office:value-type="float" office:value="502.4">
                <text:p>502.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Ligne 7</text:p>
              </table:table-cell>
              <table:table-cell office:value-type="float" office:value="628">
                <text:p>62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753.6">
                <text:p>753.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Ligne 9</text:p>
              </table:table-cell>
              <table:table-cell office:value-type="float" office:value="879.2">
                <text:p>879.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Ligne 10</text:p>
              </table:table-cell>
              <table:table-cell office:value-type="float" office:value="1004.8">
                <text:p>1004.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Ligne 11</text:p>
              </table:table-cell>
              <table:table-cell office:value-type="float" office:value="1130.4">
                <text:p>1130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Ligne 12</text:p>
              </table:table-cell>
              <table:table-cell office:value-type="float" office:value="1256">
                <text:p>1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gne 13</text:p>
              </table:table-cell>
              <table:table-cell office:value-type="float" office:value="1381.6">
                <text:p>1381.6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Ligne 14</text:p>
              </table:table-cell>
              <table:table-cell office:value-type="float" office:value="1507.2">
                <text:p>1507.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Ligne 15</text:p>
              </table:table-cell>
              <table:table-cell office:value-type="float" office:value="1632.8">
                <text:p>1632.8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Ligne 16</text:p>
              </table:table-cell>
              <table:table-cell office:value-type="float" office:value="1758.4">
                <text:p>1758.4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Ligne 17</text:p>
              </table:table-cell>
              <table:table-cell office:value-type="float" office:value="1884">
                <text:p>1884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Ligne 18</text:p>
              </table:table-cell>
              <table:table-cell office:value-type="float" office:value="2009.6">
                <text:p>2009.6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Ligne 19</text:p>
              </table:table-cell>
              <table:table-cell office:value-type="float" office:value="2135.2">
                <text:p>2135.2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Ligne 20</text:p>
              </table:table-cell>
              <table:table-cell office:value-type="float" office:value="2260.8">
                <text:p>2260.8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Ligne 21</text:p>
              </table:table-cell>
              <table:table-cell office:value-type="float" office:value="2386.4">
                <text:p>2386.4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Ligne 22</text:p>
              </table:table-cell>
              <table:table-cell office:value-type="float" office:value="2512">
                <text:p>2512</text:p>
              </table:table-cell>
              <table:table-cell office:value-type="float" office:value="8.4">
                <text:p>8.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